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R</text:p>
          </table:table-cell>
          <table:table-cell office:value-type="string">
            <text:p>Team</text:p>
          </table:table-cell>
          <table:table-cell office:value-type="string">
            <text:p>Shots pg</text:p>
          </table:table-cell>
          <table:table-cell office:value-type="string">
            <text:p>Discipline</text:p>
          </table:table-cell>
          <table:table-cell office:value-type="string">
            <text:p>Possession%</text:p>
          </table:table-cell>
          <table:table-cell office:value-type="string">
            <text:p>PassSuccess%</text:p>
          </table:table-cell>
          <table:table-cell office:value-type="string">
            <text:p>AerialsWon</text:p>
          </table:table-cell>
          <table:table-cell office:value-type="string">
            <text:p>Rat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ventus</text:p>
          </table:table-cell>
          <table:table-cell office:value-type="string">
            <text:p>15.8</text:p>
          </table:table-cell>
          <table:table-cell office:value-type="float" office:value="735">
            <text:p>735</text:p>
          </table:table-cell>
          <table:table-cell office:value-type="string">
            <text:p>55.7</text:p>
          </table:table-cell>
          <table:table-cell office:value-type="string">
            <text:p>84.8</text:p>
          </table:table-cell>
          <table:table-cell office:value-type="string">
            <text:p>12.8</text:p>
          </table:table-cell>
          <table:table-cell office:value-type="string">
            <text:p>7.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zio</text:p>
          </table:table-cell>
          <table:table-cell office:value-type="string">
            <text:p>14.5</text:p>
          </table:table-cell>
          <table:table-cell office:value-type="float" office:value="1049">
            <text:p>1049</text:p>
          </table:table-cell>
          <table:table-cell office:value-type="string">
            <text:p>52.7</text:p>
          </table:table-cell>
          <table:table-cell office:value-type="string">
            <text:p>80.2</text:p>
          </table:table-cell>
          <table:table-cell office:value-type="string">
            <text:p>15.7</text:p>
          </table:table-cell>
          <table:table-cell office:value-type="string">
            <text:p>6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ter</text:p>
          </table:table-cell>
          <table:table-cell office:value-type="string">
            <text:p>16.2</text:p>
          </table:table-cell>
          <table:table-cell office:value-type="float" office:value="955">
            <text:p>955</text:p>
          </table:table-cell>
          <table:table-cell office:value-type="string">
            <text:p>57.8</text:p>
          </table:table-cell>
          <table:table-cell office:value-type="string">
            <text:p>84.8</text:p>
          </table:table-cell>
          <table:table-cell office:value-type="string">
            <text:p>15.8</text:p>
          </table:table-cell>
          <table:table-cell office:value-type="string">
            <text:p>6.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ma</text:p>
          </table:table-cell>
          <table:table-cell office:value-type="string">
            <text:p>13.8</text:p>
          </table:table-cell>
          <table:table-cell office:value-type="float" office:value="1035">
            <text:p>1035</text:p>
          </table:table-cell>
          <table:table-cell office:value-type="string">
            <text:p>57.5</text:p>
          </table:table-cell>
          <table:table-cell office:value-type="string">
            <text:p>85.0</text:p>
          </table:table-cell>
          <table:table-cell office:value-type="string">
            <text:p>11.6</text:p>
          </table:table-cell>
          <table:table-cell office:value-type="string">
            <text:p>6.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iorentina</text:p>
          </table:table-cell>
          <table:table-cell office:value-type="string">
            <text:p>16.2</text:p>
          </table:table-cell>
          <table:table-cell office:value-type="float" office:value="823">
            <text:p>823</text:p>
          </table:table-cell>
          <table:table-cell office:value-type="string">
            <text:p>55.9</text:p>
          </table:table-cell>
          <table:table-cell office:value-type="string">
            <text:p>84.3</text:p>
          </table:table-cell>
          <table:table-cell office:value-type="float" office:value="14">
            <text:p>14</text:p>
          </table:table-cell>
          <table:table-cell office:value-type="string">
            <text:p>6.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apoli</text:p>
          </table:table-cell>
          <table:table-cell office:value-type="string">
            <text:p>16.4</text:p>
          </table:table-cell>
          <table:table-cell office:value-type="float" office:value="786">
            <text:p>786</text:p>
          </table:table-cell>
          <table:table-cell office:value-type="string">
            <text:p>54.1</text:p>
          </table:table-cell>
          <table:table-cell office:value-type="string">
            <text:p>83.1</text:p>
          </table:table-cell>
          <table:table-cell office:value-type="string">
            <text:p>13.9</text:p>
          </table:table-cell>
          <table:table-cell office:value-type="string">
            <text:p>6.8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enoa</text:p>
          </table:table-cell>
          <table:table-cell office:value-type="string">
            <text:p>12.9</text:p>
          </table:table-cell>
          <table:table-cell office:value-type="float" office:value="1036">
            <text:p>1036</text:p>
          </table:table-cell>
          <table:table-cell office:value-type="string">
            <text:p>51.2</text:p>
          </table:table-cell>
          <table:table-cell office:value-type="string">
            <text:p>78.5</text:p>
          </table:table-cell>
          <table:table-cell office:value-type="string">
            <text:p>12.5</text:p>
          </table:table-cell>
          <table:table-cell office:value-type="string">
            <text:p>6.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mpdoria</text:p>
          </table:table-cell>
          <table:table-cell office:value-type="string">
            <text:p>13.2</text:p>
          </table:table-cell>
          <table:table-cell office:value-type="float" office:value="973">
            <text:p>973</text:p>
          </table:table-cell>
          <table:table-cell office:value-type="string">
            <text:p>49.0</text:p>
          </table:table-cell>
          <table:table-cell office:value-type="string">
            <text:p>80.0</text:p>
          </table:table-cell>
          <table:table-cell office:value-type="string">
            <text:p>12.8</text:p>
          </table:table-cell>
          <table:table-cell office:value-type="string">
            <text:p>6.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lermo</text:p>
          </table:table-cell>
          <table:table-cell office:value-type="string">
            <text:p>12.6</text:p>
          </table:table-cell>
          <table:table-cell office:value-type="float" office:value="844">
            <text:p>844</text:p>
          </table:table-cell>
          <table:table-cell office:value-type="string">
            <text:p>49.0</text:p>
          </table:table-cell>
          <table:table-cell office:value-type="string">
            <text:p>78.6</text:p>
          </table:table-cell>
          <table:table-cell office:value-type="string">
            <text:p>14.4</text:p>
          </table:table-cell>
          <table:table-cell office:value-type="string">
            <text:p>6.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rino</text:p>
          </table:table-cell>
          <table:table-cell office:value-type="string">
            <text:p>14.4</text:p>
          </table:table-cell>
          <table:table-cell office:value-type="float" office:value="975">
            <text:p>975</text:p>
          </table:table-cell>
          <table:table-cell office:value-type="string">
            <text:p>48.8</text:p>
          </table:table-cell>
          <table:table-cell office:value-type="string">
            <text:p>81.8</text:p>
          </table:table-cell>
          <table:table-cell office:value-type="string">
            <text:p>12.7</text:p>
          </table:table-cell>
          <table:table-cell office:value-type="string">
            <text:p>6.8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C Milan</text:p>
          </table:table-cell>
          <table:table-cell office:value-type="string">
            <text:p>11.8</text:p>
          </table:table-cell>
          <table:table-cell office:value-type="float" office:value="8113">
            <text:p>8113</text:p>
          </table:table-cell>
          <table:table-cell office:value-type="string">
            <text:p>51.2</text:p>
          </table:table-cell>
          <table:table-cell office:value-type="string">
            <text:p>81.7</text:p>
          </table:table-cell>
          <table:table-cell office:value-type="float" office:value="12">
            <text:p>12</text:p>
          </table:table-cell>
          <table:table-cell office:value-type="string">
            <text:p>6.8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assuolo</text:p>
          </table:table-cell>
          <table:table-cell office:value-type="string">
            <text:p>11.8</text:p>
          </table:table-cell>
          <table:table-cell office:value-type="float" office:value="1019">
            <text:p>1019</text:p>
          </table:table-cell>
          <table:table-cell office:value-type="string">
            <text:p>47.2</text:p>
          </table:table-cell>
          <table:table-cell office:value-type="string">
            <text:p>77.0</text:p>
          </table:table-cell>
          <table:table-cell office:value-type="string">
            <text:p>14.7</text:p>
          </table:table-cell>
          <table:table-cell office:value-type="string">
            <text:p>6.7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hievo</text:p>
          </table:table-cell>
          <table:table-cell office:value-type="string">
            <text:p>12.1</text:p>
          </table:table-cell>
          <table:table-cell office:value-type="float" office:value="823">
            <text:p>823</text:p>
          </table:table-cell>
          <table:table-cell office:value-type="string">
            <text:p>43.6</text:p>
          </table:table-cell>
          <table:table-cell office:value-type="string">
            <text:p>72.5</text:p>
          </table:table-cell>
          <table:table-cell office:value-type="string">
            <text:p>15.9</text:p>
          </table:table-cell>
          <table:table-cell office:value-type="string">
            <text:p>6.7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mpoli</text:p>
          </table:table-cell>
          <table:table-cell office:value-type="string">
            <text:p>13.6</text:p>
          </table:table-cell>
          <table:table-cell office:value-type="float" office:value="584">
            <text:p>584</text:p>
          </table:table-cell>
          <table:table-cell office:value-type="string">
            <text:p>51.4</text:p>
          </table:table-cell>
          <table:table-cell office:value-type="string">
            <text:p>80.2</text:p>
          </table:table-cell>
          <table:table-cell office:value-type="string">
            <text:p>13.6</text:p>
          </table:table-cell>
          <table:table-cell office:value-type="string">
            <text:p>6.7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agliari</text:p>
          </table:table-cell>
          <table:table-cell office:value-type="float" office:value="13">
            <text:p>13</text:p>
          </table:table-cell>
          <table:table-cell office:value-type="float" office:value="1096">
            <text:p>1096</text:p>
          </table:table-cell>
          <table:table-cell office:value-type="string">
            <text:p>49.1</text:p>
          </table:table-cell>
          <table:table-cell office:value-type="string">
            <text:p>79.7</text:p>
          </table:table-cell>
          <table:table-cell office:value-type="string">
            <text:p>12.8</text:p>
          </table:table-cell>
          <table:table-cell office:value-type="string">
            <text:p>6.7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erona</text:p>
          </table:table-cell>
          <table:table-cell office:value-type="string">
            <text:p>12.1</text:p>
          </table:table-cell>
          <table:table-cell office:value-type="float" office:value="977">
            <text:p>977</text:p>
          </table:table-cell>
          <table:table-cell office:value-type="string">
            <text:p>43.9</text:p>
          </table:table-cell>
          <table:table-cell office:value-type="string">
            <text:p>78.4</text:p>
          </table:table-cell>
          <table:table-cell office:value-type="string">
            <text:p>14.4</text:p>
          </table:table-cell>
          <table:table-cell office:value-type="string">
            <text:p>6.7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dinese</text:p>
          </table:table-cell>
          <table:table-cell office:value-type="string">
            <text:p>11.2</text:p>
          </table:table-cell>
          <table:table-cell office:value-type="float" office:value="916">
            <text:p>916</text:p>
          </table:table-cell>
          <table:table-cell office:value-type="string">
            <text:p>45.2</text:p>
          </table:table-cell>
          <table:table-cell office:value-type="string">
            <text:p>75.3</text:p>
          </table:table-cell>
          <table:table-cell office:value-type="string">
            <text:p>15.9</text:p>
          </table:table-cell>
          <table:table-cell office:value-type="string">
            <text:p>6.7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talanta</text:p>
          </table:table-cell>
          <table:table-cell office:value-type="string">
            <text:p>12.1</text:p>
          </table:table-cell>
          <table:table-cell office:value-type="float" office:value="1039">
            <text:p>1039</text:p>
          </table:table-cell>
          <table:table-cell office:value-type="string">
            <text:p>46.2</text:p>
          </table:table-cell>
          <table:table-cell office:value-type="string">
            <text:p>75.7</text:p>
          </table:table-cell>
          <table:table-cell office:value-type="string">
            <text:p>15.8</text:p>
          </table:table-cell>
          <table:table-cell office:value-type="string">
            <text:p>6.7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esena</text:p>
          </table:table-cell>
          <table:table-cell office:value-type="string">
            <text:p>9.5</text:p>
          </table:table-cell>
          <table:table-cell office:value-type="float" office:value="1024">
            <text:p>1024</text:p>
          </table:table-cell>
          <table:table-cell office:value-type="string">
            <text:p>45.2</text:p>
          </table:table-cell>
          <table:table-cell office:value-type="string">
            <text:p>74.9</text:p>
          </table:table-cell>
          <table:table-cell office:value-type="string">
            <text:p>17.4</text:p>
          </table:table-cell>
          <table:table-cell office:value-type="string">
            <text:p>6.6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rma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string">
            <text:p>45.2</text:p>
          </table:table-cell>
          <table:table-cell office:value-type="string">
            <text:p>77.7</text:p>
          </table:table-cell>
          <table:table-cell office:value-type="string">
            <text:p>11.2</text:p>
          </table:table-cell>
          <table:table-cell office:value-type="string">
            <text:p>6.53</text:p>
          </table:table-cell>
        </table:table-row>
      </table:table>
      <table:table table:name="Foglio2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R</text:p>
          </table:table-cell>
          <table:table-cell office:value-type="string">
            <text:p>Team</text:p>
          </table:table-cell>
          <table:table-cell office:value-type="string">
            <text:p>Shots</text:p>
          </table:table-cell>
          <table:table-cell office:value-type="string">
            <text:p>Discipline</text:p>
          </table:table-cell>
          <table:table-cell office:value-type="string">
            <text:p>Possession</text:p>
          </table:table-cell>
          <table:table-cell office:value-type="string">
            <text:p>PassSuccess</text:p>
          </table:table-cell>
          <table:table-cell office:value-type="string">
            <text:p>AerialsWon</text:p>
          </table:table-cell>
          <table:table-cell office:value-type="string">
            <text:p>Rat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</text:p>
          </table:table-cell>
          <table:table-cell office:value-type="string">
            <text:p>15.6</text:p>
          </table:table-cell>
          <table:table-cell office:value-type="float" office:value="815">
            <text:p>815</text:p>
          </table:table-cell>
          <table:table-cell office:value-type="string">
            <text:p>58.5</text:p>
          </table:table-cell>
          <table:table-cell office:value-type="string">
            <text:p>86.1</text:p>
          </table:table-cell>
          <table:table-cell office:value-type="float" office:value="13">
            <text:p>13</text:p>
          </table:table-cell>
          <table:table-cell office:value-type="string">
            <text:p>7.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ventus</text:p>
          </table:table-cell>
          <table:table-cell office:value-type="string">
            <text:p>15.8</text:p>
          </table:table-cell>
          <table:table-cell office:value-type="float" office:value="692">
            <text:p>692</text:p>
          </table:table-cell>
          <table:table-cell office:value-type="string">
            <text:p>56.1</text:p>
          </table:table-cell>
          <table:table-cell office:value-type="string">
            <text:p>85.9</text:p>
          </table:table-cell>
          <table:table-cell office:value-type="string">
            <text:p>15.3</text:p>
          </table:table-cell>
          <table:table-cell office:value-type="string">
            <text:p>7.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ter</text:p>
          </table:table-cell>
          <table:table-cell office:value-type="string">
            <text:p>14.5</text:p>
          </table:table-cell>
          <table:table-cell office:value-type="float" office:value="713">
            <text:p>713</text:p>
          </table:table-cell>
          <table:table-cell office:value-type="string">
            <text:p>54.8</text:p>
          </table:table-cell>
          <table:table-cell office:value-type="string">
            <text:p>83.4</text:p>
          </table:table-cell>
          <table:table-cell office:value-type="string">
            <text:p>15.9</text:p>
          </table:table-cell>
          <table:table-cell office:value-type="string">
            <text:p>7.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poli</text:p>
          </table:table-cell>
          <table:table-cell office:value-type="string">
            <text:p>15.2</text:p>
          </table:table-cell>
          <table:table-cell office:value-type="float" office:value="734">
            <text:p>734</text:p>
          </table:table-cell>
          <table:table-cell office:value-type="string">
            <text:p>54.5</text:p>
          </table:table-cell>
          <table:table-cell office:value-type="string">
            <text:p>83.8</text:p>
          </table:table-cell>
          <table:table-cell office:value-type="string">
            <text:p>13.6</text:p>
          </table:table-cell>
          <table:table-cell office:value-type="string">
            <text:p>7.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iorentina</text:p>
          </table:table-cell>
          <table:table-cell office:value-type="string">
            <text:p>15.2</text:p>
          </table:table-cell>
          <table:table-cell office:value-type="float" office:value="874">
            <text:p>874</text:p>
          </table:table-cell>
          <table:table-cell office:value-type="string">
            <text:p>58.3</text:p>
          </table:table-cell>
          <table:table-cell office:value-type="string">
            <text:p>85.5</text:p>
          </table:table-cell>
          <table:table-cell office:value-type="string">
            <text:p>15.7</text:p>
          </table:table-cell>
          <table:table-cell office:value-type="string">
            <text:p>7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rma</text:p>
          </table:table-cell>
          <table:table-cell office:value-type="string">
            <text:p>13.1</text:p>
          </table:table-cell>
          <table:table-cell office:value-type="float" office:value="1018">
            <text:p>1018</text:p>
          </table:table-cell>
          <table:table-cell office:value-type="string">
            <text:p>50.8</text:p>
          </table:table-cell>
          <table:table-cell office:value-type="string">
            <text:p>81.4</text:p>
          </table:table-cell>
          <table:table-cell office:value-type="string">
            <text:p>16.4</text:p>
          </table:table-cell>
          <table:table-cell office:value-type="string">
            <text:p>7.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C Milan</text:p>
          </table:table-cell>
          <table:table-cell office:value-type="string">
            <text:p>16.2</text:p>
          </table:table-cell>
          <table:table-cell office:value-type="float" office:value="867">
            <text:p>867</text:p>
          </table:table-cell>
          <table:table-cell office:value-type="string">
            <text:p>56.9</text:p>
          </table:table-cell>
          <table:table-cell office:value-type="string">
            <text:p>83.9</text:p>
          </table:table-cell>
          <table:table-cell office:value-type="string">
            <text:p>14.8</text:p>
          </table:table-cell>
          <table:table-cell office:value-type="string">
            <text:p>7.0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azio</text:p>
          </table:table-cell>
          <table:table-cell office:value-type="string">
            <text:p>14.2</text:p>
          </table:table-cell>
          <table:table-cell office:value-type="float" office:value="799">
            <text:p>799</text:p>
          </table:table-cell>
          <table:table-cell office:value-type="string">
            <text:p>49.2</text:p>
          </table:table-cell>
          <table:table-cell office:value-type="string">
            <text:p>80.1</text:p>
          </table:table-cell>
          <table:table-cell office:value-type="string">
            <text:p>16.7</text:p>
          </table:table-cell>
          <table:table-cell office:value-type="string">
            <text:p>7.0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dinese</text:p>
          </table:table-cell>
          <table:table-cell office:value-type="string">
            <text:p>12.8</text:p>
          </table:table-cell>
          <table:table-cell office:value-type="float" office:value="812">
            <text:p>812</text:p>
          </table:table-cell>
          <table:table-cell office:value-type="string">
            <text:p>49.7</text:p>
          </table:table-cell>
          <table:table-cell office:value-type="string">
            <text:p>78.2</text:p>
          </table:table-cell>
          <table:table-cell office:value-type="string">
            <text:p>17.9</text:p>
          </table:table-cell>
          <table:table-cell office:value-type="string">
            <text:p>7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rino</text:p>
          </table:table-cell>
          <table:table-cell office:value-type="string">
            <text:p>13.1</text:p>
          </table:table-cell>
          <table:table-cell office:value-type="float" office:value="922">
            <text:p>922</text:p>
          </table:table-cell>
          <table:table-cell office:value-type="string">
            <text:p>48.8</text:p>
          </table:table-cell>
          <table:table-cell office:value-type="string">
            <text:p>83.7</text:p>
          </table:table-cell>
          <table:table-cell office:value-type="string">
            <text:p>11.8</text:p>
          </table:table-cell>
          <table:table-cell office:value-type="string">
            <text:p>7.0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erona</text:p>
          </table:table-cell>
          <table:table-cell office:value-type="float" office:value="12">
            <text:p>12</text:p>
          </table:table-cell>
          <table:table-cell office:value-type="float" office:value="675">
            <text:p>675</text:p>
          </table:table-cell>
          <table:table-cell office:value-type="string">
            <text:p>45.0</text:p>
          </table:table-cell>
          <table:table-cell office:value-type="string">
            <text:p>79.5</text:p>
          </table:table-cell>
          <table:table-cell office:value-type="string">
            <text:p>17.3</text:p>
          </table:table-cell>
          <table:table-cell office:value-type="string">
            <text:p>7.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talanta</text:p>
          </table:table-cell>
          <table:table-cell office:value-type="string">
            <text:p>11.8</text:p>
          </table:table-cell>
          <table:table-cell office:value-type="float" office:value="826">
            <text:p>826</text:p>
          </table:table-cell>
          <table:table-cell office:value-type="string">
            <text:p>48.6</text:p>
          </table:table-cell>
          <table:table-cell office:value-type="string">
            <text:p>78.6</text:p>
          </table:table-cell>
          <table:table-cell office:value-type="string">
            <text:p>19.7</text:p>
          </table:table-cell>
          <table:table-cell office:value-type="string">
            <text:p>7.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ampdoria</text:p>
          </table:table-cell>
          <table:table-cell office:value-type="string">
            <text:p>13.8</text:p>
          </table:table-cell>
          <table:table-cell office:value-type="float" office:value="9810">
            <text:p>9810</text:p>
          </table:table-cell>
          <table:table-cell office:value-type="string">
            <text:p>47.5</text:p>
          </table:table-cell>
          <table:table-cell office:value-type="string">
            <text:p>79.3</text:p>
          </table:table-cell>
          <table:table-cell office:value-type="string">
            <text:p>17.9</text:p>
          </table:table-cell>
          <table:table-cell office:value-type="string">
            <text:p>7.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enoa</text:p>
          </table:table-cell>
          <table:table-cell office:value-type="string">
            <text:p>9.9</text:p>
          </table:table-cell>
          <table:table-cell office:value-type="float" office:value="955">
            <text:p>955</text:p>
          </table:table-cell>
          <table:table-cell office:value-type="string">
            <text:p>47.5</text:p>
          </table:table-cell>
          <table:table-cell office:value-type="string">
            <text:p>78.1</text:p>
          </table:table-cell>
          <table:table-cell office:value-type="string">
            <text:p>17.5</text:p>
          </table:table-cell>
          <table:table-cell office:value-type="string">
            <text:p>6.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atania</text:p>
          </table:table-cell>
          <table:table-cell office:value-type="string">
            <text:p>12.8</text:p>
          </table:table-cell>
          <table:table-cell office:value-type="float" office:value="908">
            <text:p>908</text:p>
          </table:table-cell>
          <table:table-cell office:value-type="string">
            <text:p>45.3</text:p>
          </table:table-cell>
          <table:table-cell office:value-type="string">
            <text:p>77.1</text:p>
          </table:table-cell>
          <table:table-cell office:value-type="string">
            <text:p>15.7</text:p>
          </table:table-cell>
          <table:table-cell office:value-type="string">
            <text:p>6.9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ologna</text:p>
          </table:table-cell>
          <table:table-cell office:value-type="string">
            <text:p>13.1</text:p>
          </table:table-cell>
          <table:table-cell office:value-type="float" office:value="1005">
            <text:p>1005</text:p>
          </table:table-cell>
          <table:table-cell office:value-type="string">
            <text:p>45.2</text:p>
          </table:table-cell>
          <table:table-cell office:value-type="string">
            <text:p>76.5</text:p>
          </table:table-cell>
          <table:table-cell office:value-type="string">
            <text:p>20.2</text:p>
          </table:table-cell>
          <table:table-cell office:value-type="string">
            <text:p>6.9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agliari</text:p>
          </table:table-cell>
          <table:table-cell office:value-type="string">
            <text:p>12.4</text:p>
          </table:table-cell>
          <table:table-cell office:value-type="float" office:value="998">
            <text:p>998</text:p>
          </table:table-cell>
          <table:table-cell office:value-type="string">
            <text:p>50.6</text:p>
          </table:table-cell>
          <table:table-cell office:value-type="string">
            <text:p>80.6</text:p>
          </table:table-cell>
          <table:table-cell office:value-type="string">
            <text:p>17.6</text:p>
          </table:table-cell>
          <table:table-cell office:value-type="string">
            <text:p>6.8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assuolo</text:p>
          </table:table-cell>
          <table:table-cell office:value-type="float" office:value="13">
            <text:p>13</text:p>
          </table:table-cell>
          <table:table-cell office:value-type="float" office:value="985">
            <text:p>985</text:p>
          </table:table-cell>
          <table:table-cell office:value-type="string">
            <text:p>46.4</text:p>
          </table:table-cell>
          <table:table-cell office:value-type="string">
            <text:p>76.8</text:p>
          </table:table-cell>
          <table:table-cell office:value-type="string">
            <text:p>18.6</text:p>
          </table:table-cell>
          <table:table-cell office:value-type="string">
            <text:p>6.8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hievo</text:p>
          </table:table-cell>
          <table:table-cell office:value-type="string">
            <text:p>10.8</text:p>
          </table:table-cell>
          <table:table-cell office:value-type="float" office:value="1024">
            <text:p>1024</text:p>
          </table:table-cell>
          <table:table-cell office:value-type="string">
            <text:p>43.0</text:p>
          </table:table-cell>
          <table:table-cell office:value-type="string">
            <text:p>75.7</text:p>
          </table:table-cell>
          <table:table-cell office:value-type="string">
            <text:p>17.4</text:p>
          </table:table-cell>
          <table:table-cell office:value-type="string">
            <text:p>6.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ivorno</text:p>
          </table:table-cell>
          <table:table-cell office:value-type="string">
            <text:p>12.8</text:p>
          </table:table-cell>
          <table:table-cell office:value-type="float" office:value="1085">
            <text:p>1085</text:p>
          </table:table-cell>
          <table:table-cell office:value-type="string">
            <text:p>43.1</text:p>
          </table:table-cell>
          <table:table-cell office:value-type="string">
            <text:p>76.5</text:p>
          </table:table-cell>
          <table:table-cell office:value-type="string">
            <text:p>16.3</text:p>
          </table:table-cell>
          <table:table-cell office:value-type="string">
            <text:p>6.80</text:p>
          </table:table-cell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16/11/2015</text:date>, <text:time>13.45.1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e</meta:initial-creator>
    <meta:creation-date>2015-11-16T10:57:40.15</meta:creation-date>
    <dc:date>2015-11-16T13:45:17.02</dc:date>
    <dc:creator>e e</dc:creator>
    <meta:editing-duration>PT2H32M26S</meta:editing-duration>
    <meta:editing-cycles>1</meta:editing-cycles>
    <meta:document-statistic meta:table-count="3" meta:cell-count="336" meta:object-count="0"/>
    <meta:generator>OpenOffice/4.1.2$Win32 OpenOffice.org_project/412m3$Build-9782</meta:generator>
  </office:meta>
</office:document-meta>
</file>